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200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en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Red Velvet Cake* #1</text:p>
      <text:p text:style-name="P4">From: <text:s/>"The Cake Mix Doctor Returns" <text:s/>Cookbook</text:p>
      <text:p text:style-name="Standard"/>
      <text:p text:style-name="Standard">1- 18.5 oz package plain butter reciipe golden<text:tab/>2 ½<text:s/><text:s/>tablespons unsweetened cocoa powder</text:p>
      <text:p text:style-name="Standard"><text:tab/>cake mix<text:tab/><text:tab/><text:tab/><text:tab/><text:tab/>1-1/3 cups<text:s/>buttermilk</text:p>
      <text:p text:style-name="Standard">1 (1-oz.) bottle red food coloring<text:tab/><text:tab/><text:tab/>1 stick butter, melted</text:p>
      <text:p text:style-name="Standard">3 large eggs<text:tab/><text:tab/><text:tab/><text:tab/><text:tab/><text:tab/>1 teaspoon vanilla</text:p>
      <text:p text:style-name="Standard">1 teaspoon baking soda<text:tab/><text:tab/><text:tab/><text:tab/>1 tablespoon distilled white vinegar</text:p>
      <text:p text:style-name="Standard">Cream cheese frosting</text:p>
      <text:p text:style-name="Standard"/>
      <text:p text:style-name="Standard">Place a rack in the center of <text:s/>the oven and preheat the oven to 350º. <text:s/>Lightly grease 3- 9" round cake pans with solid shortening, then dust them with flour. <text:s/>Shake out the excess flour and set the pans aside.</text:p>
      <text:p text:style-name="Standard">Placethe cake mix, cocoa powder, buttermilk, food coloring, butter, eggs, vanilla and the baking powder and<text:s/>vinegar in a large mixing bowl and beat with an electric mixer on low speed untill the ingredients are mixed, 1 minute.</text:p>
      <text:p text:style-name="Standard">Stop the machine and scrape down the side of the bowl with a rubber spatula. <text:s/>Increasethe mixer speed to medium and beat for 2 minutes longer, scraping down the side of the bowl again if needed. <text:s/>The batter should look well blended. Divide the cake batter evenly among the 3 prepared cake pans; about<text:s/>1 ½<text:s/>cups of batter per pan, smoothing <text:s/>the toops with the rubber spatula. <text:s/>Place the pans<text:s/>in the oven. <text:s/>If your oven is not large enough to hold 3 pans on the center rack, place2 poans on that rack and 1 in the center of the rack above.</text:p>
      <text:p text:style-name="Standard">Bake the cake layers until they just start to pull away from the sidesof the pans and the tops springback when lightly pressed with a finger; 17 to 21 minutes. <text:s/>The cake layer on the higher rack may bake faster, so test if for doneness first. <text:s/>Transfer the cake pans to wire racks and let the cake layers cool for 5 minutes. <text:s/>Run a dinner knife aound the edge of each cake layer and give the pans a good shake to loosen the cakes. <text:s/>Invert each layer onto a wire rack, then invert it again onto another rack so the cakes are right side up. <text:s/>Let the layers cool completely, 15 minutes longer.</text:p>
      <text:p text:style-name="Standard">Meanwhile, make the cream cheese frosting.</text:p>
      <text:p text:style-name="Standard"/>
      <text:p text:style-name="Standard"><text:span text:style-name="T5">Cream Cheese Frosting</text:span>:</text:p>
      <text:p text:style-name="Standard"/>
      <text:p text:style-name="Standard">1 (8-oz.) package reduced-fat cream cheese,<text:tab/><text:tab/>1 stick butter, softened</text:p>
      <text:p text:style-name="Standard"><text:tab/>softened<text:tab/><text:tab/><text:tab/><text:tab/><text:tab/>1 teaspoon vanilla</text:p>
      <text:p text:style-name="Standard">4 cups confectioner's sugar, sifted</text:p>
      <text:p text:style-name="Standard"/>
      <text:p text:style-name="Standard">Place the cream cheese and butter in a large mixing bowl and beat with an<text:s/>electric mixer on high speed until light and fluffy, 1 to 2 minutes. <text:s/>Stop the machine and scrape down the side of the bowl with a rubber spatula. <text:s/>Add 1 teaspoon vanilla and confectioner's sugaar and beat on medium speed until well combined. <text:s/>Increase the<text:s/>mixer speed to high and beat the frosting for 1 minute longer.</text:p>
      <text:p text:style-name="Standard"/>
      <text:p text:style-name="Standard">To assemble the cake, transfer one cake layer, right sideup to a serving platter. <text:s/>Spread the top wiith some of the frjosting. <text:s/>Place a second cake layer, right sideup, on top of the first and frost the top. <text:s/>Repeat the process with the third layer. <text:s/>Frost the side of the cake with a thin coat just to seal the crumbs. <text:s/>Use the remaining frosting to go back over this and liberally frost the side, working with smooth, clean strokes. <text:s/>To make slicing easier, placethe uncovered cake in the refrigerator until the frosting sets, 20 minutes.</text:p>
      <text:p text:style-name="Standard"/>
      <text:p text:style-name="Standard">*This is the most detailed recipe for baking a cake I have ever seen, but all the directions given for baking it apply to just about every layer cake with frosting you will make.</text:p>
      <text:p text:style-name="Standard"/>
      <text:p text:style-name="P6"/>
      <text:p text:style-name="P7">Red Velvet Cake #2</text:p>
      <text:p text:style-name="Standard"/>
      <text:p text:style-name="Standard">2 ½<text:s/>cups plain flour or cake flour<text:tab/><text:tab/><text:tab/>2 cups sugar</text:p>
      <text:p text:style-name="Standard">1 teaspoon salt<text:tab/><text:tab/><text:tab/><text:tab/><text:tab/>2 tablespoons cocoa</text:p>
      <text:p text:style-name="Standard">2 bottles (1 oz.) of red food coloring<text:tab/><text:tab/><text:tab/>1 teaspooon white vinegar</text:p>
      <text:p text:style-name="Standard">1 teaspoon baking soda<text:tab/><text:tab/><text:tab/><text:tab/>2 eggs</text:p>
      <text:p text:style-name="Standard">1 cup buttermilk<text:tab/><text:tab/><text:tab/><text:tab/><text:tab/>2 cups oil (1 ½<text:s/>cups works as well)</text:p>
      <text:p text:style-name="Standard">1 teaspoon vanilla</text:p>
      <text:p text:style-name="Standard"/>
      <text:p text:style-name="Standard">Cream sugar and oil; add eggs and beat well. <text:s/>Sift flour, salt, soda and cocoa. <text:s/>Add vinegar and food coloring to cream mixture. <text:s/>Add flour mixture, alternating with buttermilk and ending with four. <text:s/>Add vanilla. <text:s/>Bake at 350º for 35 minutes in 2- 8 or 9" round cake pans. <text:s/>Frost layers and sides with frosting.</text:p>
      <text:p text:style-name="Standard"/>
      <text:p text:style-name="Standard"><text:span text:style-name="T8">Frosting</text:span>:</text:p>
      <text:p text:style-name="Standard"/>
      <text:p text:style-name="Standard">1 (8-oz.) cream cheese, softened<text:tab/><text:tab/><text:tab/>1 stick butter, softened</text:p>
      <text:p text:style-name="Standard">1 box confectioner's sugar, sifted<text:tab/><text:tab/><text:tab/>1 cup pecans</text:p>
      <text:p text:style-name="Standard">1 teaspoon vanilla<text:tab/><text:tab/><text:tab/><text:tab/><text:tab/></text:p>
      <text:p text:style-name="Standard"/>
      <text:p text:style-name="Standard">Cream butter and cream cheese. <text:s/>Gradually beat in sugar with electric mixer until well blended. Add vanilla and mix. Stir in pecans.</text:p>
      <text:p text:style-name="P9"/>
      <text:p text:style-name="P10">Quick Red Velvet Cake #3</text:p>
      <text:p text:style-name="P11">From: <text:s/>Heloise</text:p>
      <text:p text:style-name="Standard"/>
      <text:p text:style-name="Standard">1 box yellow cake mix (18.5 oz.)*<text:tab/><text:tab/><text:tab/>5 eggs</text:p>
      <text:p text:style-name="Standard">½<text:s/>cup oil<text:tab/><text:tab/><text:tab/><text:tab/><text:tab/><text:tab/>1 cup low-fat<text:s/>buttermilk (or regular)</text:p>
      <text:p text:style-name="Standard">2 tablespoons cocoa<text:tab/><text:tab/><text:tab/><text:tab/><text:tab/>2 ounces red food coloring</text:p>
      <text:p text:style-name="Standard"/>
      <text:p text:style-name="Standard">Combine cake mix with the eggs, oil, buttermilk and food coloring. <text:s/>ONLY add the ingredients we list – DO NOT add ingredients on the box mix. <text:s/>Check the directions on the cake box<text:s/>to see how long you need to beat the ingredients together before baking. <text:s/>Bake according to cake-box directions. <text:s/>Frost with a canned cream cheese frosting.</text:p>
      <text:p text:style-name="Standard"/>
      <text:p text:style-name="Standard">* You can use a chocolate mix instead of yellow, but leave out the cocoa mentioned in the recipe.</text:p>
      <text:p text:style-name="Standard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– Red Velvet Cakes</text:p>
      </style:header>
      <style:footer>
        <text:p text:style-name="P3"><text:page-number text:fixed="false">20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13-12-11T13:32:00Z</meta:creation-date>
    <dc:date>2015-08-22T01:29:00Z</dc:date>
    <meta:print-date>2013-12-27T00:23:00Z</meta:print-date>
    <meta:template xlink:href="Normal" xlink:type="simple"/>
    <meta:editing-cycles>7</meta:editing-cycles>
    <meta:editing-duration>PT480S</meta:editing-duration>
    <meta:user-defined meta:name="Info 1"/>
    <meta:user-defined meta:name="Info 2"/>
    <meta:user-defined meta:name="Info 3"/>
    <meta:user-defined meta:name="Info 4"/>
    <meta:document-statistic meta:page-count="1" meta:paragraph-count="9" meta:word-count="714" meta:character-count="4779" meta:row-count="33" meta:non-whitespace-character-count="4074"/>
  </office:meta>
</office:document-meta>
</file>